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f569" officeooo:paragraph-rsid="0001f5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haltsverzeichn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21:09:39.875202880</meta:creation-date>
    <dc:date>2016-01-24T21:11:46.088969863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8" meta:non-whitespace-character-count="18"/>
    <meta:generator>LibreOffice/4.2.8.2$Linux_X86_64 LibreOffice_project/420m0$Build-2</meta:generator>
  </office:meta>
</office:document-meta>
</file>